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0.018cm solid #808080" fo:border-bottom="0.018cm solid #808080"/>
    </style:style>
    <style:style style:name="Tabla1.A6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Hoja_20_de_20_Control">
      <style:paragraph-properties fo:text-align="center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color="#000000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2" style:family="paragraph" style:parent-style-name="Nota_20_al_20_pié">
      <style:paragraph-properties fo:text-align="start" style:justify-single-word="false"/>
    </style:style>
    <style:style style:name="P2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4" style:family="paragraph" style:parent-style-name="Standard" style:master-page-name="Portada">
      <style:paragraph-properties style:page-number="auto"/>
    </style:style>
    <style:style style:name="P25" style:family="paragraph" style:parent-style-name="Heading" style:master-page-name="Standard">
      <style:paragraph-properties style:page-number="auto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fr1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10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24"><text:s/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draw:frame draw:style-name="fr3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ubject>&lt;Nombre Proyecto&gt;</text:subject></text:p>
      <text:p text:style-name="P8"><text:title>Soporte</text:title></text:p>
      <text:p text:style-name="P7"/>
      <text:p text:style-name="P6"/>
      <text:p text:style-name="P6"/>
      <text:p text:style-name="P6"/>
      <text:p text:style-name="P6"/>
      <text:p text:style-name="Nota_20_al_20_pié">Versión: <text:keywords>0100</text:keywords></text:p>
      <text:p text:style-name="Nota_20_al_20_pié"/>
      <text:p text:style-name="Nota_20_al_20_pié"/>
      <text:p text:style-name="Nota_20_al_20_pié"/>
      <text:p text:style-name="P22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8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25"/>
      <text:p text:style-name="P12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3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3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3">Entregable</text:p>
          </table:table-cell>
          <table:table-cell table:style-name="Tabla1.B2" table:number-columns-spanned="3" office:value-type="string">
            <text:p text:style-name="Table_20_Contents"><text:title>Soporte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3">Autor</text:p>
          </table:table-cell>
          <table:table-cell table:style-name="Tabla1.B2" table:number-columns-spanned="3" office:value-type="string">
            <text:p text:style-name="P16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3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1" office:value-type="string">
            <text:p text:style-name="P13">Fecha Aprobación</text:p>
          </table:table-cell>
          <table:table-cell table:style-name="Tabla1.B1" office:value-type="string">
            <text:p text:style-name="P15">DD/MM/AAAA</text:p>
          </table:table-cell>
        </table:table-row>
        <table:table-row>
          <table:table-cell table:style-name="Tabla1.A6" office:value-type="string">
            <text:p text:style-name="P13"/>
          </table:table-cell>
          <table:table-cell table:style-name="Tabla1.A6" office:value-type="string">
            <text:p text:style-name="Table_20_Contents"/>
          </table:table-cell>
          <table:table-cell table:style-name="Tabla1.A2" office:value-type="string">
            <text:p text:style-name="P13">Nº Total de Páginas</text:p>
          </table:table-cell>
          <table:table-cell table:style-name="Tabla1.B2" office:value-type="string">
            <text:p text:style-name="P15"><text:page-count>8</text:page-count></text:p>
          </table:table-cell>
        </table:table-row>
      </table:table>
      <text:p text:style-name="Standard"/>
      <text:p text:style-name="P10"/>
      <text:p text:style-name="P1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4">Versión</text:p>
          </table:table-cell>
          <table:table-cell table:style-name="Tabla3.A1" office:value-type="string">
            <text:p text:style-name="P14">Causa del Cambio</text:p>
          </table:table-cell>
          <table:table-cell table:style-name="Tabla3.A1" office:value-type="string">
            <text:p text:style-name="P14">Responsable del Cambio</text:p>
          </table:table-cell>
          <table:table-cell table:style-name="Tabla3.D1" office:value-type="string">
            <text:p text:style-name="P14">Fecha del Cambio</text:p>
          </table:table-cell>
        </table:table-row>
        <table:table-row>
          <table:table-cell table:style-name="Tabla3.A2" office:value-type="float" office:value="100">
            <text:p text:style-name="P15">0100</text:p>
          </table:table-cell>
          <table:table-cell table:style-name="Tabla3.B2" office:value-type="string">
            <text:p text:style-name="P15">Versión inicial</text:p>
          </table:table-cell>
          <table:table-cell table:style-name="Tabla3.B2" office:value-type="string">
            <text:p text:style-name="P17">&lt;Nombre Apellido1 Apellido2&gt;</text:p>
          </table:table-cell>
          <table:table-cell table:style-name="Tabla3.D2" office:value-type="string">
            <text:p text:style-name="P15">DD/MM/AAAA</text:p>
          </table:table-cell>
        </table:table-row>
        <table:table-row>
          <table:table-cell table:style-name="Tabla3.B2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>
          <table:table-cell table:style-name="Tabla3.B2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Standard"/>
      <text:p text:style-name="P10"/>
      <text:p text:style-name="P1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3">Nombre y Apellidos</text:p>
          </table:table-cell>
        </table:table-row>
        <table:table-row>
          <table:table-cell table:style-name="Tabla4.A2" office:value-type="string">
            <text:p text:style-name="P16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9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1"><text:a xlink:type="simple" xlink:href="#__RefHeading__29219_1894575706" text:style-name="Internet_20_link" text:visited-style-name="Internet_20_link">1 USUARIOS<text:tab/>4</text:a></text:p>
          <text:p text:style-name="P23"><text:a xlink:type="simple" xlink:href="#__RefHeading__10483_1894575706" text:style-name="Internet_20_link" text:visited-style-name="Internet_20_link">1.1 Perfiles y Permisos<text:tab/>4</text:a></text:p>
          <text:p text:style-name="P23"><text:a xlink:type="simple" xlink:href="#__RefHeading__10485_1894575706" text:style-name="Internet_20_link" text:visited-style-name="Internet_20_link">1.2 Autorizaciones<text:tab/>4</text:a></text:p>
          <text:p text:style-name="P23"><text:a xlink:type="simple" xlink:href="#__RefHeading__10487_1894575706" text:style-name="Internet_20_link" text:visited-style-name="Internet_20_link">1.3 Creación de Nuevos Usuarios<text:tab/>4</text:a></text:p>
          <text:p text:style-name="P21"><text:a xlink:type="simple" xlink:href="#__RefHeading__29225_1894575706" text:style-name="Internet_20_link" text:visited-style-name="Internet_20_link">2 INCIDENCIAS<text:tab/>5</text:a></text:p>
          <text:p text:style-name="P23"><text:a xlink:type="simple" xlink:href="#__RefHeading__10483_189457570611" text:style-name="Internet_20_link" text:visited-style-name="Internet_20_link">2.1 Tipificación<text:tab/>5</text:a></text:p>
          <text:p text:style-name="P23"><text:a xlink:type="simple" xlink:href="#__RefHeading__10485_189457570611" text:style-name="Internet_20_link" text:visited-style-name="Internet_20_link">2.2 Resolución<text:tab/>5</text:a></text:p>
          <text:p text:style-name="P21"><text:a xlink:type="simple" xlink:href="#__RefHeading__29227_1894575706" text:style-name="Internet_20_link" text:visited-style-name="Internet_20_link">3 FLUJO DE SOPORTE (NAOS)<text:tab/>6</text:a></text:p>
          <text:p text:style-name="P21"><text:a xlink:type="simple" xlink:href="#__RefHeading__29229_1894575706" text:style-name="Internet_20_link" text:visited-style-name="Internet_20_link">4 FORMACIÓN REQUERIDA<text:tab/>7</text:a></text:p>
          <text:p text:style-name="P23"><text:a xlink:type="simple" xlink:href="#__RefHeading__10483_189457570612" text:style-name="Internet_20_link" text:visited-style-name="Internet_20_link">4.1 Formación a Usuarios<text:tab/>7</text:a></text:p>
          <text:p text:style-name="P23"><text:a xlink:type="simple" xlink:href="#__RefHeading__10485_189457570612" text:style-name="Internet_20_link" text:visited-style-name="Internet_20_link">4.2 Formación a CAU<text:tab/>7</text:a></text:p>
          <text:p text:style-name="P23"><text:a xlink:type="simple" xlink:href="#__RefHeading__10487_189457570611" text:style-name="Internet_20_link" text:visited-style-name="Internet_20_link">4.3 Formación de Administradores<text:tab/>7</text:a></text:p>
          <text:p text:style-name="P21"><text:a xlink:type="simple" xlink:href="#__RefHeading__29231_1894575706" text:style-name="Internet_20_link" text:visited-style-name="Internet_20_link">5 REFERENCIAS COMPLEMENTARIAS<text:tab/>8</text:a></text:p>
          <text:p text:style-name="P23"><text:a xlink:type="simple" xlink:href="#__RefHeading__10483_189457570613" text:style-name="Internet_20_link" text:visited-style-name="Internet_20_link">5.1 Manual del Usuario<text:tab/>8</text:a></text:p>
          <text:p text:style-name="P23"><text:a xlink:type="simple" xlink:href="#__RefHeading__10485_189457570613" text:style-name="Internet_20_link" text:visited-style-name="Internet_20_link">5.2 Autorizaciones<text:tab/>8</text:a></text:p>
          <text:p text:style-name="P23"><text:a xlink:type="simple" xlink:href="#__RefHeading__10487_189457570612" text:style-name="Internet_20_link" text:visited-style-name="Internet_20_link">5.3 Matriz de Relaciones Externas<text:tab/>8</text:a></text:p>
          <text:p text:style-name="P23"><text:a xlink:type="simple" xlink:href="#__RefHeading__51609_1432351492" text:style-name="Internet_20_link" text:visited-style-name="Internet_20_link">5.4 Acuerdo de Nivel de Servicio<text:tab/>8</text:a></text:p>
        </text:index-body>
      </text:table-of-content>
      <text:p text:style-name="Text_20_body"/>
      <text:p text:style-name="P20"><text:s/></text:p>
      <text:p text:style-name="P20"/>
      <text:h text:style-name="Heading_20_1" text:outline-level="1"><text:bookmark text:name="__RefHeading__29219_1894575706"/>USUARIOS<text:bookmark-end text:name="__RefHeading__29219_1894575706"/></text:h>
      <text:p text:style-name="Text_20_body">&lt;Introduzca contenido y borre cuadro&gt;</text:p>
      <text:p text:style-name="P11"><draw:frame draw:style-name="fr1" draw:name="Marco1" text:anchor-type="as-char" svg:y="0cm" svg:width="15.97cm" draw:z-index="1"><draw:text-box fo:min-height="0.37cm"><text:p text:style-name="Text_20_body">En este apartado se debe incluir toda la información referente a los usuarios del Sistema. Se indicarán de forma general los usuarios y su relación con el Sistema y posteriormente se definirán en detalle en cada apartado.</text:p></draw:text-box></draw:frame></text:p>
      <text:h text:style-name="Heading_20_2" text:outline-level="2"><text:bookmark text:name="__RefHeading__10483_1894575706"/>Perfiles y Permisos<text:bookmark-end text:name="__RefHeading__10483_1894575706"/></text:h>
      <text:p text:style-name="Text_20_body">&lt;Introduzca contenido y borre cuadro&gt;</text:p>
      <text:p text:style-name="P11"><draw:frame draw:style-name="fr1" draw:name="Marco2" text:anchor-type="as-char" svg:y="0cm" svg:width="15.97cm" draw:z-index="19"><draw:text-box fo:min-height="0.37cm"><text:p text:style-name="Text_20_body">Cada uno de los perfiles existentes en el Sistema se describirán detalladamente. La información a indicar en cada caso es Nombre del perfil, Descripción, Tipo de usuarios a los que va destinado y Permisos que tiene asignados .</text:p><text:p text:style-name="Text_20_body">Los diferentes tipos de permisos existentes que se pueden asignar a Perfiles, se describirán detalladamente, indicando el alcance del permiso y el elemento del sistema sobre el que aplica.</text:p></draw:text-box></draw:frame></text:p>
      <text:h text:style-name="Heading_20_2" text:outline-level="2"><text:bookmark text:name="__RefHeading__10485_1894575706"/>Autorizaciones<text:bookmark-end text:name="__RefHeading__10485_1894575706"/></text:h>
      <text:p text:style-name="Text_20_body">&lt;Introduzca contenido y borre cuadro&gt;</text:p>
      <text:p text:style-name="P11"><draw:frame draw:style-name="fr1" draw:name="Marco3" text:anchor-type="as-char" svg:y="0cm" svg:width="15.97cm" draw:z-index="20"><draw:text-box fo:min-height="0.37cm"><text:p text:style-name="Text_20_body">La asignación de permisos dentro del sistema debe estar regulada. En este apartado se describirá el procedimiento para pedir, gestionar y asignar autorizaciones, indicando acciones a realizar y perfiles encargados de realizarlas.</text:p></draw:text-box></draw:frame></text:p>
      <text:h text:style-name="Heading_20_2" text:outline-level="2"><text:bookmark text:name="__RefHeading__10487_1894575706"/>Creación de Nuevos Usuarios<text:bookmark-end text:name="__RefHeading__10487_1894575706"/></text:h>
      <text:p text:style-name="Text_20_body">&lt;Introduzca contenido y borre cuadro&gt;</text:p>
      <text:p text:style-name="P11"><draw:frame draw:style-name="fr1" draw:name="Marco4" text:anchor-type="as-char" svg:y="0cm" svg:width="15.97cm" draw:z-index="2"><draw:text-box fo:min-height="0.37cm"><text:p text:style-name="Text_20_body">En este apartado se describe la información relativa al alta de nuevos usuarios en el sistema, incluyendo el procedimiento de solicitud de alta, con detalle de acciones y perfiles implicados.</text:p></draw:text-box></draw:frame></text:p>
      <text:h text:style-name="Heading_20_1" text:outline-level="1"><text:bookmark text:name="__RefHeading__29225_1894575706"/>INCIDENCIAS<text:bookmark-end text:name="__RefHeading__29225_1894575706"/></text:h>
      <text:p text:style-name="Text_20_body">&lt;Introduzca contenido y borre cuadro&gt;</text:p>
      <text:p text:style-name="P11"><draw:frame draw:style-name="fr1" draw:name="Marco10" text:anchor-type="as-char" svg:y="0cm" svg:width="15.97cm" draw:z-index="21"><draw:text-box fo:min-height="0.37cm"><text:p text:style-name="Text_20_body">Toda la información de reporte de incidencias sobre el sistema quedará recogida en este apartado. </text:p></draw:text-box></draw:frame></text:p>
      <text:h text:style-name="Heading_20_2" text:outline-level="2"><text:bookmark text:name="__RefHeading__10483_189457570611"/>Tipificación<text:bookmark-end text:name="__RefHeading__10483_189457570611"/></text:h>
      <text:p text:style-name="Text_20_body">&lt;Introduzca contenido y borre cuadro&gt;</text:p>
      <text:p text:style-name="P11"><draw:frame draw:style-name="fr1" draw:name="Marco11" text:anchor-type="as-char" svg:y="0cm" svg:width="15.97cm" draw:z-index="22"><draw:text-box fo:min-height="0.37cm"><text:p text:style-name="Text_20_body">Descripción de los tipos de incidencias contemplados para el Sistema. Se indicará para cada tipo, nombre, descripción, y situaciones en las que aplica.</text:p></draw:text-box></draw:frame></text:p>
      <text:h text:style-name="Heading_20_2" text:outline-level="2"><text:bookmark text:name="__RefHeading__10485_189457570611"/>Resolución<text:bookmark-end text:name="__RefHeading__10485_189457570611"/></text:h>
      <text:p text:style-name="Text_20_body">&lt;Introduzca contenido y borre cuadro&gt;</text:p>
      <text:p text:style-name="P11"><draw:frame draw:style-name="fr1" draw:name="Marco12" text:anchor-type="as-char" svg:y="0cm" svg:width="15.97cm" draw:z-index="23"><draw:text-box fo:min-height="0.37cm"><text:p text:style-name="Text_20_body">Incluye la descripción de cada estado de resolución de incidencias contemplado y las situaciones en la que aplica.</text:p></draw:text-box></draw:frame></text:p>
      <text:h text:style-name="Heading_20_1" text:outline-level="1"><text:bookmark text:name="__RefHeading__29227_1894575706"/>FLUJO DE SOPORTE (NAOS)<text:bookmark-end text:name="__RefHeading__29227_1894575706"/></text:h>
      <text:p text:style-name="Text_20_body">&lt;Introduzca contenido y borre cuadro&gt;</text:p>
      <text:p text:style-name="P11"><draw:frame draw:style-name="fr1" draw:name="Marco13" text:anchor-type="as-char" svg:y="0cm" svg:width="15.97cm" draw:z-index="24"><draw:text-box fo:min-height="0.37cm"><text:p text:style-name="Text_20_body">El flujo de reporte, gestión y resolución de incidencias se describirá en este apartado incluyendo una descripción detallada de estados y transiciones, incluyendo toda la información acerca de los perfiles autorizados a ejecutar cada una de las transiciones y los requisitos para llevarlas a cabo.</text:p><text:p text:style-name="Text_20_body">Es necesario aportar un diagrama que represente detalladamente este flujo y que sirva de soporte a la descripción realizada.</text:p></draw:text-box></draw:frame></text:p>
      <text:h text:style-name="Heading_20_1" text:outline-level="1"><text:bookmark text:name="__RefHeading__29229_1894575706"/>FORMACIÓN REQUERIDA<text:bookmark-end text:name="__RefHeading__29229_1894575706"/></text:h>
      <text:p text:style-name="Text_20_body">&lt;Introduzca contenido y borre cuadro&gt;</text:p>
      <text:p text:style-name="P11"><draw:frame draw:style-name="fr1" draw:name="Marco14" text:anchor-type="as-char" svg:y="0cm" svg:width="15.97cm" draw:z-index="15"><draw:text-box fo:min-height="0.37cm"><text:p text:style-name="Text_20_body">Aquellas tareas de formación requeridas se describirán en este apartado, divididas en tres apartados según el perfil al que va dirigida la formación.</text:p></draw:text-box></draw:frame></text:p>
      <text:h text:style-name="Heading_20_2" text:outline-level="2"><text:bookmark text:name="__RefHeading__10483_189457570612"/>Formación a Usuarios<text:bookmark-end text:name="__RefHeading__10483_189457570612"/></text:h>
      <text:p text:style-name="Text_20_body">&lt;Introduzca contenido y borre cuadro&gt;</text:p>
      <text:p text:style-name="P11"><draw:frame draw:style-name="fr1" draw:name="Marco15" text:anchor-type="as-char" svg:y="0cm" svg:width="15.97cm" draw:z-index="16"><draw:text-box fo:min-height="0.37cm"><text:p text:style-name="Text_20_body">Descripción de las tareas de formación destinadas a Usuarios del Sistema, incluyendo objetivos de la formación, cursos planificados, material didáctico y recursos necesarios.</text:p></draw:text-box></draw:frame></text:p>
      <text:h text:style-name="Heading_20_2" text:outline-level="2"><text:bookmark text:name="__RefHeading__10485_189457570612"/>Formación a CAU<text:bookmark-end text:name="__RefHeading__10485_189457570612"/></text:h>
      <text:p text:style-name="Text_20_body">&lt;Introduzca contenido y borre cuadro&gt;</text:p>
      <text:p text:style-name="P11"><draw:frame draw:style-name="fr1" draw:name="Marco16" text:anchor-type="as-char" svg:y="0cm" svg:width="15.97cm" draw:z-index="17"><draw:text-box fo:min-height="0.37cm"><text:p text:style-name="Text_20_body">Descripción de las tareas de formación destinadas al Centro de Atención a Usuarios del Sistema, incluyendo objetivos de la formación, cursos planificados, material didáctico y recursos necesarios.</text:p></draw:text-box></draw:frame></text:p>
      <text:h text:style-name="Heading_20_2" text:outline-level="2"><text:bookmark text:name="__RefHeading__10487_189457570611"/>Formación de Administradores<text:bookmark-end text:name="__RefHeading__10487_189457570611"/></text:h>
      <text:p text:style-name="Text_20_body">&lt;Introduzca contenido y borre cuadro&gt;</text:p>
      <text:p text:style-name="P11"><draw:frame draw:style-name="fr1" draw:name="Marco17" text:anchor-type="as-char" svg:y="0cm" svg:width="15.97cm" draw:z-index="18"><draw:text-box fo:min-height="0.37cm"><text:p text:style-name="Text_20_body">Descripción de las tareas de formación destinadas a Administradores del Sistema, incluyendo objetivos de la formación, cursos planificados, material didáctico y recursos necesarios.</text:p></draw:text-box></draw:frame></text:p>
      <text:h text:style-name="Heading_20_1" text:outline-level="1"><text:bookmark text:name="__RefHeading__29231_1894575706"/>REFERENCIAS COMPLEMENTARIAS<text:bookmark-end text:name="__RefHeading__29231_1894575706"/></text:h>
      <text:p text:style-name="Text_20_body">&lt;Introduzca contenido y borre cuadro&gt;</text:p>
      <text:p text:style-name="P11"><draw:frame draw:style-name="fr1" draw:name="Marco18" text:anchor-type="as-char" svg:y="0cm" svg:width="15.97cm" draw:z-index="4"><draw:text-box fo:min-height="0.37cm"><text:p text:style-name="Text_20_body">Cualquier información adicional a los apartados incluidos en este documento se incluirá a continuación en forma de referencia.</text:p><text:p text:style-name="Text_20_body">Se realizará una breve introducción a las referencias incluidas en el documento.</text:p></draw:text-box></draw:frame></text:p>
      <text:h text:style-name="Heading_20_2" text:outline-level="2"><text:bookmark text:name="__RefHeading__10483_189457570613"/>Manual del Usuario<text:bookmark-end text:name="__RefHeading__10483_189457570613"/></text:h>
      <text:p text:style-name="Text_20_body">&lt;Introduzca contenido y borre cuadro&gt;</text:p>
      <text:p text:style-name="P11"><draw:frame draw:style-name="fr1" draw:name="Marco19" text:anchor-type="as-char" svg:y="0cm" svg:width="15.97cm" draw:z-index="5"><draw:text-box fo:min-height="0.37cm"><text:p text:style-name="Text_20_body">Manual del Sistema destinado al Usuario final, por lo que se trata de un manual funcional.<text:tab/></text:p></draw:text-box></draw:frame></text:p>
      <text:h text:style-name="Heading_20_2" text:outline-level="2"><text:bookmark text:name="__RefHeading__10485_189457570613"/>Autorizaciones<text:bookmark-end text:name="__RefHeading__10485_189457570613"/></text:h>
      <text:p text:style-name="Text_20_body">&lt;Introduzca contenido y borre cuadro&gt;</text:p>
      <text:p text:style-name="P11"><draw:frame draw:style-name="fr1" draw:name="Marco20" text:anchor-type="as-char" svg:y="0cm" svg:width="15.97cm" draw:z-index="6"><draw:text-box fo:min-height="0.37cm"><text:p text:style-name="Text_20_body">Se incluyen las acciones que requieren de una autorización, como son la asignación de permisos a usuarios y la creación de nuevos usuarios.</text:p></draw:text-box></draw:frame></text:p>
      <text:h text:style-name="Heading_20_2" text:outline-level="2"><text:bookmark text:name="__RefHeading__10487_189457570612"/>Matriz de Relaciones Externas<text:bookmark-end text:name="__RefHeading__10487_189457570612"/></text:h>
      <text:p text:style-name="Text_20_body">&lt;Introduzca contenido y borre cuadro&gt;</text:p>
      <text:p text:style-name="P11"><draw:frame draw:style-name="fr1" draw:name="Marco21" text:anchor-type="as-char" svg:y="0cm" svg:width="15.97cm" draw:z-index="7"><draw:text-box fo:min-height="0.37cm"><text:p text:style-name="Text_20_body">Se incluirá referencia a la información de las relaciones existentes entre el Sistema y otros sistemas externos.</text:p></draw:text-box></draw:frame></text:p>
      <text:p text:style-name="P11"/>
      <text:h text:style-name="Heading_20_2" text:outline-level="2"><text:bookmark text:name="__RefHeading__51609_1432351492"/>Acuerdo de Nivel de Servicio<text:bookmark-end text:name="__RefHeading__51609_1432351492"/></text:h>
      <text:p text:style-name="Text_20_body">&lt;Introduzca contenido y borre cuadro&gt;</text:p>
      <text:p text:style-name="P11"><draw:frame draw:style-name="fr1" draw:name="Marco5" text:anchor-type="as-char" svg:y="0cm" svg:width="15.97cm" draw:z-index="14"><draw:text-box fo:min-height="0.37cm"><text:p text:style-name="Text_20_body">Se incluirá referencia a la información del Acuerdo de Nivel de Servicio definid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78cm" style:rel-column-width="10221*"/>
    </style:style>
    <style:style style:name="Tabla2.B" style:family="table-column">
      <style:table-column-properties style:column-width="8.241cm" style:rel-column-width="33989*"/>
    </style:style>
    <style:style style:name="Tabla2.C" style:family="table-column">
      <style:table-column-properties style:column-width="5.17cm" style:rel-column-width="21325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gráficos4" text:anchor-type="as-char" svg:width="2.379cm" svg:height="1.67cm" draw:z-index="13"><draw:image xlink:href="Pictures/1000000000000119000000C50CEB556C.jpg" xlink:type="simple" xlink:show="embed" xlink:actuate="onLoad"/></draw:frame></text:p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Soporte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8</text:page-number> de <text:page-count>8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55</meta:editing-cycles>
    <meta:editing-duration>PT36H19M00S</meta:editing-duration>
    <dc:title>Soporte</dc:title>
    <dc:date>2011-04-12T17:57:28.46</dc:date>
    <meta:generator>OpenOffice.org/3.2$Win32 OpenOffice.org_project/320m12$Build-9483</meta:generator>
    <meta:keyword>0100</meta:keyword>
    <dc:subject>&lt;Nombre Proyecto&gt;</dc:subject>
    <meta:print-date>2010-10-19T19:24:20</meta:print-date>
    <meta:document-statistic meta:table-count="5" meta:image-count="3" meta:object-count="0" meta:page-count="8" meta:paragraph-count="128" meta:word-count="815" meta:character-count="5402"/>
    <meta:user-defined meta:name="Autor">&lt;Nombre de la Empresa&gt;</meta:user-defined>
    <meta:user-defined meta:name="Departamento">&lt;Unidad Organizativa&gt;</meta:user-defined>
  </office:meta>
</office:document-meta>
</file>